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1000001DAD587EAC3A663E9C7.png" manifest:media-type="image/png"/>
  <manifest:file-entry manifest:full-path="Pictures/100000000000046E000001CFCF9710EBDA172748.png" manifest:media-type="image/png"/>
  <manifest:file-entry manifest:full-path="Pictures/100000000000046D000001C12C12E50D7F6C8CE6.png" manifest:media-type="image/png"/>
  <manifest:file-entry manifest:full-path="Pictures/100000000000046D0000015B018570A6143C6EC3.png" manifest:media-type="image/png"/>
  <manifest:file-entry manifest:full-path="Pictures/100000000000046B000001A98A55F9DAF19C879F.png" manifest:media-type="image/png"/>
  <manifest:file-entry manifest:full-path="Pictures/100000000000046F00000100E28C327A4C80856C.png" manifest:media-type="image/png"/>
  <manifest:file-entry manifest:full-path="Pictures/1000000000000476000001DDBF431BEB9F8CD1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2" text:anchor-type="paragraph" svg:x="0cm" svg:y="7.701cm" svg:width="17cm" svg:height="7.086cm" draw:z-index="1"><draw:image xlink:href="Pictures/1000000000000471000001DAD587EAC3A663E9C7.png" xlink:type="simple" xlink:show="embed" xlink:actuate="onLoad"/></draw:frame><draw:frame draw:style-name="fr2" draw:name="Bild3" text:anchor-type="paragraph" svg:x="-0.053cm" svg:y="15.196cm" svg:width="17cm" svg:height="3.833cm" draw:z-index="2"><draw:image xlink:href="Pictures/100000000000046F00000100E28C327A4C80856C.png" xlink:type="simple" xlink:show="embed" xlink:actuate="onLoad"/></draw:frame><draw:frame draw:style-name="fr1" draw:name="Bild1" text:anchor-type="paragraph" svg:x="0cm" svg:y="0cm" svg:width="17cm" svg:height="7.1cm" draw:z-index="0"><draw:image xlink:href="Pictures/1000000000000476000001DDBF431BEB9F8CD108.png" xlink:type="simple" xlink:show="embed" xlink:actuate="onLoad"/></draw:frame></text:p>
      <text:p text:style-name="Standard"><draw:frame draw:style-name="fr2" draw:name="Bild4" text:anchor-type="paragraph" svg:x="-0.026cm" svg:y="12.442cm" svg:width="17cm" svg:height="6.387cm" draw:z-index="3"><draw:image xlink:href="Pictures/100000000000046B000001A98A55F9DAF19C879F.png" xlink:type="simple" xlink:show="embed" xlink:actuate="onLoad"/></draw:frame></text:p>
      <text:p text:style-name="Standard"/>
      <text:p text:style-name="Standard"/>
      <text:p text:style-name="Standard"><draw:frame draw:style-name="fr2" draw:name="Bild5" text:anchor-type="paragraph" svg:x="0.31cm" svg:y="0.467cm" svg:width="17cm" svg:height="5.205cm" draw:z-index="4"><draw:image xlink:href="Pictures/100000000000046D0000015B018570A6143C6EC3.png" xlink:type="simple" xlink:show="embed" xlink:actuate="onLoad"/></draw:frame><text:soft-page-break/></text:p>
      <text:p text:style-name="Standard"><draw:frame draw:style-name="fr3" draw:name="Bild6" text:anchor-type="paragraph" svg:width="17cm" svg:height="6.736cm" draw:z-index="5"><draw:image xlink:href="Pictures/100000000000046D000001C12C12E50D7F6C8CE6.png" xlink:type="simple" xlink:show="embed" xlink:actuate="onLoad"/></draw:frame><draw:frame draw:style-name="fr2" draw:name="Bild7" text:anchor-type="paragraph" svg:x="0.34cm" svg:y="7.86cm" svg:width="17cm" svg:height="6.941cm" draw:z-index="6"><draw:image xlink:href="Pictures/100000000000046E000001CFCF9710EBDA1727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2:45:53.499275968</meta:creation-date>
    <dc:date>2017-10-16T22:48:57.874759575</dc:date>
    <meta:editing-duration>PT3M4S</meta:editing-duration>
    <meta:editing-cycles>1</meta:editing-cycles>
    <meta:document-statistic meta:table-count="0" meta:image-count="7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